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2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2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2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2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2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5">
            <text:p>0.5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1">
            <text:p>11</text:p>
          </table:table-cell>
          <table:table-cell table:formula="oooc:=[.W4]/[.K5]" office:value-type="float" office:value="72.7272727272727">
            <text:p>72.73</text:p>
          </table:table-cell>
          <table:table-cell table:formula="oooc:=([.D5]/[.C5])/([.P5]/[.O5])" office:value-type="float" office:value="0.9801">
            <text:p>0.98</text:p>
          </table:table-cell>
          <table:table-cell/>
          <table:table-cell table:formula="oooc:=[.G5]^[$globals.$C$16]*[$globals.$C$22]/[.P5]*[.I5]*[.U5]" office:value-type="float" office:value="247.5">
            <text:p>247.5</text:p>
          </table:table-cell>
          <table:table-cell table:formula="oooc:=[.Q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610">
            <text:p>610</text:p>
          </table:table-cell>
          <table:table-cell table:formula="oooc:=CEILING(([.P6]-[.S6]/2);[.S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7.2878577579062">
            <text:p>27.29</text:p>
          </table:table-cell>
          <table:table-cell table:formula="oooc:=[.W4]/[.K6]" office:value-type="float" office:value="29.3170686793181">
            <text:p>29.32</text:p>
          </table:table-cell>
          <table:table-cell table:formula="oooc:=([.D6]/[.C6])/([.P6]/[.O6])" office:value-type="float" office:value="1.0061356344684">
            <text:p>1.01</text:p>
          </table:table-cell>
          <table:table-cell/>
          <table:table-cell table:formula="oooc:=[.G6]^[$globals.$C$16]*[$globals.$C$22]/[.P6]*[.I6]*[.U6]" office:value-type="float" office:value="613.97679955289">
            <text:p>613.98</text:p>
          </table:table-cell>
          <table:table-cell table:formula="oooc:=[.Q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500">
            <text:p>1,500</text:p>
          </table:table-cell>
          <table:table-cell table:formula="oooc:=CEILING(([.P7]-[.S7]/2);[.S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67.6933800923384">
            <text:p>67.69</text:p>
          </table:table-cell>
          <table:table-cell table:formula="oooc:=[.W4]/[.K7]" office:value-type="float" office:value="11.817994594283">
            <text:p>11.82</text:p>
          </table:table-cell>
          <table:table-cell table:formula="oooc:=([.D7]/[.C7])/([.P7]/[.O7])" office:value-type="float" office:value="1.01640536865933">
            <text:p>1.02</text:p>
          </table:table-cell>
          <table:table-cell/>
          <table:table-cell table:formula="oooc:=[.G7]^[$globals.$C$16]*[$globals.$C$22]/[.P7]*[.I7]*[.U7]" office:value-type="float" office:value="1523.10105207761">
            <text:p>1523.1</text:p>
          </table:table-cell>
          <table:table-cell table:formula="oooc:=[.Q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0">
            <text:p>3,800</text:p>
          </table:table-cell>
          <table:table-cell table:formula="oooc:=CEILING(([.P8]-[.S8]/2);[.S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67.927938828328">
            <text:p>167.93</text:p>
          </table:table-cell>
          <table:table-cell table:formula="oooc:=[.W4]/[.K8]" office:value-type="float" office:value="4.76394818862057">
            <text:p>4.76</text:p>
          </table:table-cell>
          <table:table-cell table:formula="oooc:=([.D8]/[.C8])/([.P8]/[.O8])" office:value-type="float" office:value="0.99255721073712">
            <text:p>0.99</text:p>
          </table:table-cell>
          <table:table-cell/>
          <table:table-cell table:formula="oooc:=[.G8]^[$globals.$C$16]*[$globals.$C$22]/[.P8]*[.I8]*[.U8]" office:value-type="float" office:value="3778.37862363738">
            <text:p>3778.38</text:p>
          </table:table-cell>
          <table:table-cell table:formula="oooc:=[.Q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9400">
            <text:p>9,400</text:p>
          </table:table-cell>
          <table:table-cell table:formula="oooc:=CEILING(([.P9]-[.S9]/2);[.S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416.581246211436">
            <text:p>416.58</text:p>
          </table:table-cell>
          <table:table-cell table:formula="oooc:=[.W4]/[.K9]" office:value-type="float" office:value="1.92039369816941">
            <text:p>1.92</text:p>
          </table:table-cell>
          <table:table-cell table:formula="oooc:=([.D9]/[.C9])/([.P9]/[.O9])" office:value-type="float" office:value="0.969055562949412">
            <text:p>0.97</text:p>
          </table:table-cell>
          <table:table-cell/>
          <table:table-cell table:formula="oooc:=[.G9]^[$globals.$C$16]*[$globals.$C$22]/[.P9]*[.I9]*[.U9]" office:value-type="float" office:value="9373.0780397573">
            <text:p>9373.08</text:p>
          </table:table-cell>
          <table:table-cell table:formula="oooc:=[.Q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3000">
            <text:p>23,000</text:p>
          </table:table-cell>
          <table:table-cell table:formula="oooc:=CEILING(([.P10]-[.S10]/2);[.S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33.41907192991">
            <text:p>1033.42</text:p>
          </table:table-cell>
          <table:table-cell table:formula="oooc:=[.W4]/[.K10]" office:value-type="float" office:value="0.774129316682731">
            <text:p>0.77</text:p>
          </table:table-cell>
          <table:table-cell table:formula="oooc:=([.D10]/[.C10])/([.P10]/[.O10])" office:value-type="float" office:value="1.03068018394509">
            <text:p>1.03</text:p>
          </table:table-cell>
          <table:table-cell/>
          <table:table-cell table:formula="oooc:=[.G10]^[$globals.$C$16]*[$globals.$C$22]/[.P10]*[.I10]*[.U10]" office:value-type="float" office:value="23251.9291184229">
            <text:p>23251.93</text:p>
          </table:table-cell>
          <table:table-cell table:formula="oooc:=[.Q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2">04/12/2007</text:date>, <text:time>00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2T00:22:54</dc:date>
    <dc:language>en-US</dc:language>
    <meta:editing-cycles>55</meta:editing-cycles>
    <meta:editing-duration>P1DT2H37M59S</meta:editing-duration>
    <meta:user-defined meta:name="Info 1"/>
    <meta:user-defined meta:name="Info 2"/>
    <meta:user-defined meta:name="Info 3"/>
    <meta:user-defined meta:name="Info 4"/>
    <meta:document-statistic meta:table-count="7" meta:cell-count="3026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